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DejaVu Sans Condensed" officeooo:rsid="000b43ac" officeooo:paragraph-rsid="000b43ac"/>
    </style:style>
    <style:style style:name="P2" style:family="paragraph" style:parent-style-name="Heading_20_1">
      <style:text-properties style:font-name="DejaVu Sans Condensed" officeooo:rsid="000fdffc" officeooo:paragraph-rsid="000fdffc"/>
    </style:style>
    <style:style style:name="P3" style:family="paragraph" style:parent-style-name="Heading_20_1">
      <style:text-properties officeooo:rsid="00172cc5" officeooo:paragraph-rsid="00172cc5"/>
    </style:style>
    <style:style style:name="P4" style:family="paragraph" style:parent-style-name="Heading_20_1">
      <style:paragraph-properties fo:break-before="page"/>
      <style:text-properties style:font-name="DejaVu Sans Condensed" fo:font-size="18.2000007629395pt" fo:font-weight="bold" officeooo:rsid="000b0679" officeooo:paragraph-rsid="000b067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text-properties style:font-name="DejaVu Sans Condensed"/>
    </style:style>
    <style:style style:name="P6" style:family="paragraph" style:parent-style-name="Text_20_body">
      <style:text-properties style:font-name="DejaVu Sans Condensed" officeooo:rsid="000672be" officeooo:paragraph-rsid="000672be"/>
    </style:style>
    <style:style style:name="P7" style:family="paragraph" style:parent-style-name="Text_20_body">
      <style:paragraph-properties fo:text-align="center" style:justify-single-word="false"/>
      <style:text-properties style:font-name="DejaVu Sans Condensed" officeooo:rsid="00146902" officeooo:paragraph-rsid="00146902"/>
    </style:style>
    <style:style style:name="P8" style:family="paragraph" style:parent-style-name="Text_20_body">
      <style:text-properties style:font-name="DejaVu Sans Condensed" officeooo:rsid="000b43ac" officeooo:paragraph-rsid="000b43ac"/>
    </style:style>
    <style:style style:name="P9" style:family="paragraph" style:parent-style-name="Text_20_body">
      <style:text-properties style:font-name="DejaVu Sans Condensed" officeooo:rsid="000c8b38" officeooo:paragraph-rsid="000c8b38"/>
    </style:style>
    <style:style style:name="P10" style:family="paragraph" style:parent-style-name="Text_20_body">
      <style:text-properties style:font-name="DejaVu Sans Condensed" officeooo:rsid="000fdffc" officeooo:paragraph-rsid="000fdffc"/>
    </style:style>
    <style:style style:name="P11" style:family="paragraph" style:parent-style-name="Text_20_body" style:list-style-name="L1">
      <style:text-properties style:font-name="DejaVu Sans Condensed" officeooo:rsid="0010c0a4" officeooo:paragraph-rsid="0010c0a4"/>
    </style:style>
    <style:style style:name="P12" style:family="paragraph" style:parent-style-name="Text_20_body">
      <style:text-properties style:font-name="DejaVu Sans Condensed" officeooo:rsid="0010c0a4" officeooo:paragraph-rsid="0010c0a4"/>
    </style:style>
    <style:style style:name="P13" style:family="paragraph" style:parent-style-name="Text_20_body">
      <style:text-properties style:font-name="DejaVu Sans Condensed" officeooo:rsid="00158944" officeooo:paragraph-rsid="00158944"/>
    </style:style>
    <style:style style:name="P14" style:family="paragraph" style:parent-style-name="Text_20_body">
      <style:text-properties style:font-name="DejaVu Sans Condensed" officeooo:rsid="00172cc5" officeooo:paragraph-rsid="00172cc5"/>
    </style:style>
    <style:style style:name="P15" style:family="paragraph" style:parent-style-name="Text_20_body">
      <style:text-properties officeooo:paragraph-rsid="00192c67"/>
    </style:style>
    <style:style style:name="P16" style:family="paragraph" style:parent-style-name="Title">
      <style:text-properties style:font-name="DejaVu Sans Condensed" officeooo:rsid="000672be" officeooo:paragraph-rsid="000672be"/>
    </style:style>
    <style:style style:name="P17" style:family="paragraph" style:parent-style-name="Title" style:master-page-name="First_20_Page">
      <style:paragraph-properties style:page-number="auto"/>
      <style:text-properties style:font-name="DejaVu Sans Condensed" officeooo:rsid="000672be" officeooo:paragraph-rsid="000672be"/>
    </style:style>
    <style:style style:name="T1" style:family="text">
      <style:text-properties officeooo:rsid="000b0679"/>
    </style:style>
    <style:style style:name="T2" style:family="text">
      <style:text-properties officeooo:rsid="000c8b38"/>
    </style:style>
    <style:style style:name="T3" style:family="text">
      <style:text-properties officeooo:rsid="000d523f"/>
    </style:style>
    <style:style style:name="T4" style:family="text">
      <style:text-properties officeooo:rsid="000fdffc"/>
    </style:style>
    <style:style style:name="T5" style:family="text">
      <style:text-properties officeooo:rsid="0010c0a4"/>
    </style:style>
    <style:style style:name="T6" style:family="text">
      <style:text-properties officeooo:rsid="00146902"/>
    </style:style>
    <style:style style:name="T7" style:family="text">
      <style:text-properties officeooo:rsid="00160f2a"/>
    </style:style>
    <style:style style:name="T8" style:family="text">
      <style:text-properties style:font-name="DejaVu Sans Condensed" fo:font-style="normal" officeooo:rsid="001c488c" style:font-style-asian="normal" style:font-style-complex="normal"/>
    </style:style>
    <style:style style:name="T9" style:family="text">
      <style:text-properties style:font-name="DejaVu Sans Condensed" officeooo:rsid="00192c67"/>
    </style:style>
    <style:style style:name="T10" style:family="text">
      <style:text-properties style:font-name="DejaVu Sans Condensed" officeooo:rsid="001a0ca1"/>
    </style:style>
    <style:style style:name="T11" style:family="text">
      <style:text-properties style:font-name="DejaVu Sans Condensed" officeooo:rsid="001b93fb"/>
    </style:style>
    <style:style style:name="T12" style:family="text">
      <style:text-properties style:font-name="DejaVu Sans Condensed" officeooo:rsid="001c488c"/>
    </style:style>
    <style:style style:name="T13" style:family="text">
      <style:text-properties style:font-name="DejaVu Sans Condensed" fo:font-style="italic" officeooo:rsid="001c488c" style:font-style-asian="italic" style:font-style-complex="italic"/>
    </style:style>
    <style:style style:name="T14" style:family="text">
      <style:text-properties officeooo:rsid="00192c67"/>
    </style:style>
    <style:style style:name="T15" style:family="text">
      <style:text-properties officeooo:rsid="001a0ca1"/>
    </style:style>
    <style:style style:name="T16" style:family="text">
      <style:text-properties officeooo:rsid="001b93fb"/>
    </style:style>
    <style:style style:name="T17" style:family="text">
      <style:text-properties officeooo:rsid="001c488c"/>
    </style:style>
    <style:style style:name="T18" style:family="text">
      <style:text-properties fo:font-style="italic" officeooo:rsid="001c488c" style:font-style-asian="italic" style:font-style-complex="italic"/>
    </style:style>
    <style:style style:name="T19" style:family="text">
      <style:text-properties fo:font-style="normal" officeooo:rsid="001c488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6">NEA Project Design</text:p>
      <text:p text:style-name="P6"/>
      <text:p text:style-name="P7">Jacob Halleron</text:p>
      <text:p text:style-name="P7">The Sandon School</text:p>
      <text:h text:style-name="P4" text:outline-level="1">Summary</text:h>
      <text:p text:style-name="P5">As stated in the analysis document, the project will be a dynamic website with a client-server model. On the server, there’ll be a NodeJS app running the Express framework which will allow it to handle HTTP requests asynchronously. On instance of a request, the server will process it, and construct a webpage containing the relevant content. The client side is a traditional setup written in HTML, CSS and Javascript. In essence, the browser will render a document with a diagram and the JS runtime will simultaneously <text:span text:style-name="T1">continuously </text:span>edit <text:span text:style-name="T1">parts of </text:span>the page <text:span text:style-name="T1">if the correct buttons are selected.</text:span></text:p>
      <text:p text:style-name="P8">In the “Proposed Solution” section of the analysis document, I’ve split the development of the project into six stages <text:span text:style-name="T4">and</text:span> modelled this document around them.</text:p>
      <text:h text:style-name="P1" text:outline-level="1">Server</text:h>
      <text:p text:style-name="P8">The Express framework is a lightweight extension to the vanilla NodeJS HTTP module, and it doesn’t add much other than make the server app easier to program. <text:span text:style-name="T2">I was originally going to use the Apache web server with some basic templating coded in PHP, but my knowledge in PHP is limited at best. I know JS much better. It would be faster and more applicable to real life, though; most web servers have this setup along with MySQL or something.</text:span></text:p>
      <text:p text:style-name="P9">The server, along with the client, is written in Javascript, and one can define “routes” (<text:span text:style-name="T3">responses</text:span> triggered by requests to certain paths) in the core app.js file. The program is completely event-driven, so <text:span text:style-name="T3">one need only define some functions, applicable to certain defined types of request, whose inputs and outputs are request and response objects (from the built-in classes). </text:span></text:p>
      <text:h text:style-name="P2" text:outline-level="1">Web Design</text:h>
      <text:p text:style-name="P10">I’ll make the site look simple and high contrast. We’ll have a separate light and dark mode using the CSS prefers-color-sceme variable.</text:p>
      <text:p text:style-name="P10">[write more after you do css]</text:p>
      <text:p text:style-name="P10">T<text:span text:style-name="T5">here will be a few pages to design:</text:span></text:p>
      <text:list xml:id="list1415892777" text:style-name="L1">
        <text:list-item>
          <text:p text:style-name="P11">About (homepage)</text:p>
        </text:list-item>
        <text:list-item>
          <text:p text:style-name="P11">Menu</text:p>
        </text:list-item>
        <text:list-item>
          <text:p text:style-name="P11">Single animation page.</text:p>
        </text:list-item>
        <text:list-item>
          <text:p text:style-name="P11">Multiple animation page</text:p>
        </text:list-item>
        <text:list-item>
          <text:p text:style-name="P11">404 error page</text:p>
        </text:list-item>
      </text:list>
      <text:p text:style-name="P12">I’ll also have some HTML documents for the header and footer. These won’t be accessible pages but <text:span text:style-name="T6">they’ll be inserted in every page.</text:span></text:p>
      <text:h text:style-name="P3" text:outline-level="1"><text:soft-page-break/>Visualiser Algorithm</text:h>
      <text:p text:style-name="P13">Fundamental to this project is a box which shows the data structure being focused on. It’ll be a completely resizeable canvas element and <text:span text:style-name="T7">look different</text:span> <text:span text:style-name="T7">depending on</text:span> the class of objec<text:span text:style-name="T7">t. The diagram inside it</text:span> will be <text:span text:style-name="T7">either </text:span>a bar chart <text:span text:style-name="T7">(for sort and search algorithms) or</text:span> a graph. <text:span text:style-name="T7">Every time the running algorithm changes some variable, the box will be updated.</text:span></text:p>
      <text:p text:style-name="P14">This “visualiser” will simply be manifested as a very large function that accepts an object as the sole parameter, and uses built-in methods to draw a chart in the document. It will not return anything.</text:p>
      <text:p text:style-name="P14">If an array of numbers is inputted, the function will draw a bar chart, with each item’s array index on the <text:span text:style-name="T16">X</text:span>-axis and its value on the <text:span text:style-name="T16">Y</text:span>-axis. There won’t be labels or axis lines though, they won’t be necessary to understand the process of the algorithm. <text:span text:style-name="T14">Each bar (number) in the chart (array) will be assigned a colour, depending on its value in relation to the smallest and largest elements. For example, the shortest bar may be red and the largest yellow. A medium-sized bar would be coloured orange, so an unsorted array would result in a messy graph with seemingly random colours and a sorted array would yield a smooth staircase with a blended gradient of colour. This colour generation will give the user an aesthetically pleasant and understandable experience, but wouldn’t make sense for searching algorithms </text:span><text:span text:style-name="T15">so they will lack this feature</text:span><text:span text:style-name="T14">. Underneath the bar chart will be one or more arrows to indicate </text:span><text:span text:style-name="T15">any</text:span><text:span text:style-name="T14"> variables </text:span><text:span text:style-name="T15">related to the array</text:span><text:span text:style-name="T14"> in the running algorithm.</text:span></text:p>
      <text:p text:style-name="P15"><text:span text:style-name="T9">If </text:span><text:span text:style-name="T10">a tree object is inputted (binary or nonbinary), a diagram with nodes and edges will be drawn in the box. A node will be a simple circle with a letter or number inside, and an edge will be a line. </text:span><text:span text:style-name="T11">The Y position of a given node will depend on its depth in the tree, i.e. the root node goes at the top and the furthest leaf at the bottom. The X-position, however, will be more tricky to calculate; I’ll want parent nodes balanced above their children (so there aren’t more nodes under one side) and all the nodes relatively evenly distributed so </text:span><text:span text:style-name="T12">that we</text:span><text:span text:style-name="T11"> </text:span><text:span text:style-name="T12">don’t</text:span><text:span text:style-name="T11"> waste space on the screen or cram too many into a small space. </text:span><text:span text:style-name="T12">This isn’t </text:span><text:span text:style-name="T13">technically </text:span><text:span text:style-name="T8">necessary, but will make the diagram more aesthetically pleasing and easier for the user to scan, thereby improving the user experience. </text:span><text:a xlink:type="simple" xlink:href="https://rachel53461.wordpress.com/2014/04/20/algorithm-for-drawing-trees/" text:style-name="Internet_20_link" text:visited-style-name="Visited_20_Internet_20_Link"><text:span text:style-name="T8">This</text:span></text:a><text:span text:style-name="T8"> article has been especially useful for the tree-drawing proc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09:02:52.601757717</meta:creation-date>
    <dc:date>2021-06-16T16:59:28.535763915</dc:date>
    <meta:editing-duration>P1DT8H6M</meta:editing-duration>
    <meta:editing-cycles>6</meta:editing-cycles>
    <meta:generator>LibreOffice/7.1.3.2$Linux_X86_64 LibreOffice_project/10$Build-2</meta:generator>
    <meta:document-statistic meta:table-count="0" meta:image-count="0" meta:object-count="0" meta:page-count="3" meta:paragraph-count="24" meta:word-count="770" meta:character-count="4472" meta:non-whitespace-character-count="3730"/>
  </office:meta>
</office:document-meta>
</file>